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8.017cm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A3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Normal">
      <style:paragraph-properties fo:text-align="justify" style:justify-single-word="false"/>
      <style:text-properties style:font-name="Times New Roman" officeooo:paragraph-rsid="000692ed"/>
    </style:style>
    <style:style style:name="P2" style:family="paragraph" style:parent-style-name="Normal">
      <style:paragraph-properties fo:text-align="start" style:justify-single-word="false"/>
      <style:text-properties style:font-name="Times New Roman" officeooo:paragraph-rsid="000692ed"/>
    </style:style>
    <style:style style:name="P3" style:family="paragraph" style:parent-style-name="Normal">
      <style:paragraph-properties fo:text-align="justify" style:justify-single-word="false"/>
      <style:text-properties style:font-name="Times New Roman" officeooo:rsid="0028ca5d" officeooo:paragraph-rsid="000692ed"/>
    </style:style>
    <style:style style:name="P4" style:family="paragraph" style:parent-style-name="Normal">
      <style:paragraph-properties fo:text-align="justify" style:justify-single-word="false"/>
      <style:text-properties style:font-name="Times New Roman" fo:font-weight="bold" officeooo:rsid="00207948" officeooo:paragraph-rsid="000692ed" style:font-weight-asian="bold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Times New Roman" officeooo:rsid="00162655" officeooo:paragraph-rsid="000692ed"/>
    </style:style>
    <style:style style:name="P6" style:family="paragraph" style:parent-style-name="Normal">
      <style:paragraph-properties fo:text-align="justify" style:justify-single-word="false"/>
      <style:text-properties officeooo:paragraph-rsid="000692ed"/>
    </style:style>
    <style:style style:name="P7" style:family="paragraph" style:parent-style-name="Normal">
      <style:paragraph-properties fo:text-align="justify" style:justify-single-word="false"/>
      <style:text-properties officeooo:rsid="0028ca5d" officeooo:paragraph-rsid="000692e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style:text-underline-style="none" fo:font-weight="bold" officeooo:paragraph-rsid="000692e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paragraph-rsid="000692e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rsid="0027940d" officeooo:paragraph-rsid="000692ed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officeooo:rsid="000b438b" officeooo:paragraph-rsid="000692e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1fbe68" officeooo:paragraph-rsid="000692e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tyle="italic" officeooo:paragraph-rsid="000692ed" style:font-style-asian="italic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weight="bold" officeooo:rsid="00162655" officeooo:paragraph-rsid="000692e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officeooo:rsid="00162655" officeooo:paragraph-rsid="000692ed"/>
    </style:style>
    <style:style style:name="P16" style:family="paragraph" style:parent-style-name="Paragraph_5f_20_5f_style">
      <style:text-properties officeooo:paragraph-rsid="000692ed"/>
    </style:style>
    <style:style style:name="P17" style:family="paragraph" style:parent-style-name="titre2">
      <style:text-properties style:font-name="Times New Roman" officeooo:rsid="000692ed" officeooo:paragraph-rsid="000692ed"/>
    </style:style>
    <style:style style:name="P18" style:family="paragraph" style:parent-style-name="titre2">
      <style:paragraph-properties fo:text-align="justify" style:justify-single-word="false"/>
      <style:text-properties style:font-name="Times New Roman" officeooo:rsid="000692ed" officeooo:paragraph-rsid="000692ed"/>
    </style:style>
    <style:style style:name="P19" style:family="paragraph" style:parent-style-name="titre2">
      <style:paragraph-properties fo:text-align="justify" style:justify-single-word="false"/>
      <style:text-properties style:font-name="Times New Roman" officeooo:rsid="0027940d" officeooo:paragraph-rsid="000692ed"/>
    </style:style>
    <style:style style:name="P20" style:family="paragraph" style:parent-style-name="titre3">
      <style:text-properties style:font-name="Times New Roman" officeooo:rsid="000692ed" officeooo:paragraph-rsid="000692ed"/>
    </style:style>
    <style:style style:name="P21" style:family="paragraph" style:parent-style-name="l">
      <style:text-properties style:use-window-font-color="true" officeooo:rsid="000692ed" officeooo:paragraph-rsid="000692ed" fo:background-color="transparent"/>
    </style:style>
    <style:style style:name="P22" style:family="paragraph" style:parent-style-name="front_5f_main">
      <style:text-properties officeooo:rsid="000692ed" officeooo:paragraph-rsid="000692ed"/>
    </style:style>
    <style:style style:name="P23" style:family="paragraph" style:parent-style-name="front_5f_main">
      <style:paragraph-properties fo:text-align="justify" style:justify-single-word="false"/>
      <style:text-properties style:font-name="Times New Roman" officeooo:paragraph-rsid="000692ed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Times New Roman" fo:font-size="15pt" fo:language="en" fo:country="US" fo:font-style="normal" style:text-underline-style="none" fo:font-weight="bold" officeooo:rsid="00078381" officeooo:paragraph-rsid="0005d05b" fo:background-color="transparent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692ed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002463" officeooo:paragraph-rsid="000692ed" fo:background-color="transparent" style:font-weight-asian="bold" style:font-weight-complex="bold"/>
    </style:style>
    <style:style style:name="P27" style:family="paragraph" style:parent-style-name="Standard">
      <style:text-properties officeooo:paragraph-rsid="000692ed"/>
    </style:style>
    <style:style style:name="P28" style:family="paragraph" style:parent-style-name="Standard">
      <style:paragraph-properties fo:text-align="justify" style:justify-single-word="false"/>
      <style:text-properties style:font-name="Times New Roman" officeooo:paragraph-rsid="000692ed"/>
    </style:style>
    <style:style style:name="P29" style:family="paragraph" style:parent-style-name="Standard">
      <style:paragraph-properties fo:text-align="justify" style:justify-single-word="false"/>
      <style:text-properties style:font-name="Times New Roman" officeooo:rsid="00002463" officeooo:paragraph-rsid="000692ed"/>
    </style:style>
    <style:style style:name="P30" style:family="paragraph" style:parent-style-name="Standard">
      <style:paragraph-properties fo:text-align="center" style:justify-single-word="false"/>
      <style:text-properties fo:text-transform="uppercase" fo:color="#800080" style:font-name="Times New Roman" fo:font-size="16pt" fo:font-weight="bold" officeooo:rsid="000692ed" officeooo:paragraph-rsid="000692ed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fo:text-transform="uppercase" fo:color="#bf0041" style:font-name="Times New Roman" fo:font-weight="bold" officeooo:paragraph-rsid="000692ed" fo:background-color="transparent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" fo:font-size="15pt" style:text-underline-style="none" fo:font-weight="bold" officeooo:rsid="0001e922" officeooo:paragraph-rsid="000692ed" fo:background-color="#ffffff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002463" officeooo:paragraph-rsid="000692ed"/>
    </style:style>
    <style:style style:name="P34" style:family="paragraph" style:parent-style-name="Standard">
      <style:paragraph-properties fo:text-align="center" style:justify-single-word="false" fo:break-before="page"/>
      <style:text-properties fo:text-transform="uppercase" fo:font-size="15pt" fo:font-weight="bold" style:font-size-asian="15pt" style:font-weight-asian="bold" style:font-size-complex="15pt" style:font-weight-complex="bold"/>
    </style:style>
    <style:style style:name="P35" style:family="paragraph" style:parent-style-name="front_5f_sub">
      <style:paragraph-properties fo:text-align="justify" style:justify-single-word="false"/>
      <style:text-properties officeooo:paragraph-rsid="000692ed"/>
    </style:style>
    <style:style style:name="P36" style:family="paragraph" style:parent-style-name="titre1">
      <style:paragraph-properties fo:text-align="justify" style:justify-single-word="false"/>
      <style:text-properties style:font-name="Times New Roman" officeooo:paragraph-rsid="000692ed"/>
    </style:style>
    <style:style style:name="P37" style:family="paragraph" style:parent-style-name="figure">
      <style:text-properties officeooo:paragraph-rsid="000692ed"/>
    </style:style>
    <style:style style:name="P38" style:family="paragraph" style:parent-style-name="l">
      <style:text-properties style:use-window-font-color="true" officeooo:rsid="000692ed" officeooo:paragraph-rsid="000692ed" fo:background-color="transparent"/>
    </style:style>
    <style:style style:name="P39" style:family="paragraph" style:parent-style-name="titre1">
      <style:text-properties style:use-window-font-color="true" officeooo:rsid="000692ed" officeooo:paragraph-rsid="000692ed" fo:background-color="transparent"/>
    </style:style>
    <style:style style:name="P40" style:family="paragraph" style:parent-style-name="term">
      <style:text-properties style:use-window-font-color="true" officeooo:rsid="000692ed" officeooo:paragraph-rsid="000692ed" fo:background-color="transparent"/>
    </style:style>
    <style:style style:name="P41" style:family="paragraph" style:parent-style-name="p">
      <style:text-properties officeooo:rsid="000692ed" officeooo:paragraph-rsid="000692ed"/>
    </style:style>
    <style:style style:name="T1" style:family="text">
      <style:text-properties style:font-name="Times New Roman"/>
    </style:style>
    <style:style style:name="T2" style:family="text">
      <style:text-properties officeooo:rsid="000692ed"/>
    </style:style>
    <style:style style:name="T3" style:family="text">
      <style:text-properties style:use-window-font-color="true" fo:font-size="15pt" style:text-underline-style="none" officeooo:rsid="0001e922" fo:background-color="#ffffff" loext:char-shading-value="0" style:font-size-asian="15pt" style:font-size-complex="15pt"/>
    </style:style>
    <style:style style:name="T4" style:family="text">
      <style:text-properties style:use-window-font-color="true" fo:font-size="15pt" style:text-underline-style="none" officeooo:rsid="000886e7" fo:background-color="#ffffff" loext:char-shading-value="0" style:font-size-asian="15pt" style:font-size-complex="15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7940d"/>
    </style:style>
    <style:style style:name="T7" style:family="text">
      <style:text-properties officeooo:rsid="000b438b"/>
    </style:style>
    <style:style style:name="T8" style:family="text">
      <style:text-properties officeooo:rsid="00162655"/>
    </style:style>
    <style:style style:name="T9" style:family="text">
      <style:text-properties officeooo:rsid="001b6b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Modèle</text:span> de stylage</text:p>
      <text:p text:style-name="P24"/>
      <text:p text:style-name="P40">term</text:p>
      <text:p text:style-name="P27"/>
      <text:p text:style-name="Standard">&lt;front&gt;</text:p>
      <text:p text:style-name="P27"><text:span text:style-name="pb"><text:span text:style-name="T5">[pb n= <text:s/>facs=]</text:span></text:span></text:p>
      <text:p text:style-name="P22">front_main</text:p>
      <text:p text:style-name="P37"/>
      <text:p text:style-name="front_5f_sub">front_sub</text:p>
      <text:p text:style-name="P37">&lt;ATTimage&gt;</text:p>
      <text:p text:style-name="P27"><text:span text:style-name="pb"><text:span text:style-name="T5">[pb n= <text:s/>facs=]</text:span></text:span></text:p>
      <text:p text:style-name="Standard">&lt;/front&gt;</text:p>
      <text:p text:style-name="P39">titre1</text:p>
      <text:p text:style-name="P21">l</text:p>
      <text:p text:style-name="Standard"/>
      <text:p text:style-name="p">p</text:p>
      <text:p text:style-name="Standard"/>
      <text:p text:style-name="P17">titre2</text:p>
      <text:p text:style-name="P21">l</text:p>
      <text:p text:style-name="Standard"/>
      <text:p text:style-name="P41">p</text:p>
      <text:p text:style-name="P20">titre3</text:p>
      <text:p text:style-name="Standard"/>
      <text:p text:style-name="P21">l</text:p>
      <text:p text:style-name="P27"/>
      <text:p text:style-name="P41">p</text:p>
      <text:p text:style-name="P27"/>
      <text:p text:style-name="P17">titre2</text:p>
      <text:p text:style-name="P21">l</text:p>
      <text:p text:style-name="P27"/>
      <text:p text:style-name="P41">p</text:p>
      <text:p text:style-name="P20">titre3</text:p>
      <text:p text:style-name="P34">Tableau recapitulatif</text:p>
      <text:p text:style-name="P30"/>
      <text:p text:style-name="P31"><text:span text:style-name="T3">1. </text:span><text:span text:style-name="T4">Les styles paragraphes</text:span></text:p>
      <text:p text:style-name="P2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Éléments stylés</text:p>
          </table:table-cell>
          <table:table-cell table:style-name="Tableau1.B1" office:value-type="string">
            <text:p text:style-name="P8">Style paragraphe</text:p>
            <text:p text:style-name="P8"/>
          </table:table-cell>
        </table:table-row>
        <table:table-row>
          <table:table-cell table:style-name="Tableau1.A2" office:value-type="string">
            <text:p text:style-name="P13">header</text:p>
          </table:table-cell>
          <table:table-cell table:style-name="Tableau1.B2" office:value-type="string">
            <text:p text:style-name="P27">term</text:p>
          </table:table-cell>
        </table:table-row>
        <table:table-row>
          <table:table-cell table:style-name="Tableau1.A2" office:value-type="string">
            <text:p text:style-name="P2">Titre principale <text:span text:style-name="T6">du recueil<text:line-break/>(sur la page de garde)</text:span></text:p>
          </table:table-cell>
          <table:table-cell table:style-name="Tableau1.B2" office:value-type="string">
            <text:p text:style-name="P23">front_main</text:p>
          </table:table-cell>
        </table:table-row>
        <table:table-row>
          <table:table-cell table:style-name="Tableau1.A2" office:value-type="string">
            <text:p text:style-name="P10">Sous-titre de la nouvelles<text:line-break/>(sur la page de garde)</text:p>
          </table:table-cell>
          <table:table-cell table:style-name="Tableau1.B2" office:value-type="string">
            <text:p text:style-name="P35"><text:span text:style-name="Police_20_par_20_défaut"><text:span text:style-name="T1">front_sub</text:span></text:span></text:p>
          </table:table-cell>
        </table:table-row>
        <table:table-row>
          <table:table-cell table:style-name="Tableau1.A2" office:value-type="string">
            <text:p text:style-name="P9">Titre d<text:span text:style-name="T7">u receuil</text:span></text:p>
            <text:p text:style-name="P9">(<text:span text:style-name="T2">si répété en dehors de la page de garde</text:span>)</text:p>
          </table:table-cell>
          <table:table-cell table:style-name="Tableau1.B2" office:value-type="string">
            <text:p text:style-name="P36">titre1</text:p>
          </table:table-cell>
        </table:table-row>
        <table:table-row>
          <table:table-cell table:style-name="Tableau1.A2" office:value-type="string">
            <text:p text:style-name="P11">Titre de nouvelle</text:p>
            <text:p text:style-name="P9"/>
          </table:table-cell>
          <table:table-cell table:style-name="Tableau1.B2" office:value-type="string">
            <text:p text:style-name="P19">titre2</text:p>
          </table:table-cell>
        </table:table-row>
        <table:table-row>
          <table:table-cell table:style-name="Tableau1.A2" office:value-type="string">
            <text:p text:style-name="P11">Numéro de nouvelle / Titre dans une nouvelle</text:p>
            <text:p text:style-name="P11"/>
          </table:table-cell>
          <table:table-cell table:style-name="Tableau1.B2" office:value-type="string">
            <text:p text:style-name="P18">titre3</text:p>
          </table:table-cell>
        </table:table-row>
        <table:table-row>
          <table:table-cell table:style-name="Tableau1.A2" office:value-type="string">
            <text:p text:style-name="P9">Texte en vers</text:p>
          </table:table-cell>
          <table:table-cell table:style-name="Tableau1.B2" office:value-type="string">
            <text:p text:style-name="l">l</text:p>
          </table:table-cell>
        </table:table-row>
        <table:table-row>
          <table:table-cell table:style-name="Tableau1.A2" office:value-type="string">
            <text:p text:style-name="P9">Texte en prose</text:p>
          </table:table-cell>
          <table:table-cell table:style-name="Tableau1.B2" office:value-type="string">
            <text:p text:style-name="p">p</text:p>
          </table:table-cell>
        </table:table-row>
        <table:table-row>
          <table:table-cell table:style-name="Tableau1.A2" office:value-type="string">
            <text:p text:style-name="P9">Pour marquer les prises de paroles </text:p>
          </table:table-cell>
          <table:table-cell table:style-name="Tableau1.B2" office:value-type="string">
            <text:p text:style-name="speaker">speake<text:span text:style-name="T2">r</text:span></text:p>
          </table:table-cell>
        </table:table-row>
        <table:table-row>
          <table:table-cell table:style-name="Tableau1.A2" office:value-type="string">
            <text:p text:style-name="P12">Pour marquer la présence, à cet endroit, d’une illustration</text:p>
          </table:table-cell>
          <table:table-cell table:style-name="Tableau1.B2" office:value-type="string">
            <text:p text:style-name="figure">figure</text:p>
          </table:table-cell>
        </table:table-row>
      </table:table>
      <text:p text:style-name="P1"/>
      <text:p text:style-name="P32">2. Les styles caractères</text:p>
      <text:p text:style-name="P28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Pour numéroter les pages ou les feuillets</text:p>
          </table:table-cell>
          <table:table-cell table:style-name="Tableau2.B1" office:value-type="string">
            <text:p text:style-name="P6"><text:span text:style-name="pb">pb</text:span></text:p>
          </table:table-cell>
        </table:table-row>
        <table:table-row>
          <table:table-cell table:style-name="Tableau2.A2" table:number-columns-spanned="2" office:value-type="string">
            <text:p text:style-name="P14"/>
            <text:p text:style-name="P14">Les styles de caractères</text:p>
          </table:table-cell>
          <table:covered-table-cell/>
        </table:table-row>
        <table:table-row>
          <table:table-cell table:style-name="Tableau2.A3" office:value-type="string">
            <text:p text:style-name="P9">Pour les <text:span text:style-name="T8">passages</text:span> en majuscules</text:p>
          </table:table-cell>
          <table:table-cell table:style-name="Tableau2.A2" office:value-type="string">
            <text:p text:style-name="P6"><text:span text:style-name="style_5f_uc"><text:span text:style-name="T1">style_uc</text:span></text:span></text:p>
          </table:table-cell>
        </table:table-row>
        <table:table-row>
          <table:table-cell table:style-name="Tableau2.A3" office:value-type="string">
            <text:p text:style-name="P9">Pour les pa<text:span text:style-name="T8">ssages</text:span> en petites majuscules</text:p>
          </table:table-cell>
          <table:table-cell table:style-name="Tableau2.A2" office:value-type="string">
            <text:p text:style-name="P6"><text:span text:style-name="style_5f_sc"><text:span text:style-name="T1">style_sc</text:span></text:span></text:p>
          </table:table-cell>
        </table:table-row>
        <table:table-row>
          <table:table-cell table:style-name="Tableau2.A3" office:value-type="string">
            <text:p text:style-name="P15">Pour les passages en italique</text:p>
          </table:table-cell>
          <table:table-cell table:style-name="Tableau2.A2" office:value-type="string">
            <text:p text:style-name="P6"><text:span text:style-name="style_5f_i"><text:span text:style-name="T1">style_i</text:span></text:span></text:p>
          </table:table-cell>
        </table:table-row>
        <table:table-row>
          <table:table-cell table:style-name="Tableau2.A2" table:number-columns-spanned="2" office:value-type="string">
            <text:p text:style-name="P14"/>
            <text:p text:style-name="P14">Les coquilles typographiques</text:p>
          </table:table-cell>
          <table:covered-table-cell/>
        </table:table-row>
        <table:table-row>
          <table:table-cell table:style-name="Tableau2.A3" office:value-type="string">
            <text:p text:style-name="P1">Pour les erreurs dans le texte (orig)</text:p>
          </table:table-cell>
          <table:table-cell table:style-name="Tableau2.A2" office:value-type="string">
            <text:p text:style-name="P6"><text:span text:style-name="typo_5f_orig"><text:span text:style-name="T1">typo_orig</text:span></text:span></text:p>
          </table:table-cell>
        </table:table-row>
        <table:table-row>
          <table:table-cell table:style-name="Tableau2.A3" office:value-type="string">
            <text:p text:style-name="P1">Pour les corrections</text:p>
            <text:p text:style-name="P1">(reg)</text:p>
          </table:table-cell>
          <table:table-cell table:style-name="Tableau2.A2" office:value-type="string">
            <text:p text:style-name="P6"><text:span text:style-name="typo_5f_reg"><text:span text:style-name="T1">typo_reg</text:span></text:span></text:p>
          </table:table-cell>
        </table:table-row>
        <table:table-row>
          <table:table-cell table:style-name="Tableau2.A3" office:value-type="string">
            <text:p text:style-name="P3">Pour la restitution des lettres effacées</text:p>
          </table:table-cell>
          <table:table-cell table:style-name="Tableau2.A2" office:value-type="string">
            <text:p text:style-name="P7"><text:span text:style-name="damage"><text:span text:style-name="T1">damage</text:span></text:span></text:p>
          </table:table-cell>
        </table:table-row>
        <table:table-row>
          <table:table-cell table:style-name="Tableau2.A2" table:number-columns-spanned="2" office:value-type="string">
            <text:p text:style-name="P4"/>
            <text:p text:style-name="P4"><text:soft-page-break/>Les lettrines</text:p>
          </table:table-cell>
          <table:covered-table-cell/>
        </table:table-row>
        <table:table-row>
          <table:table-cell table:style-name="Tableau2.A3" office:value-type="string">
            <text:p text:style-name="P5">Lettrines (selon le nombre de lignes concerné<text:span text:style-name="T9">es</text:span>)</text:p>
          </table:table-cell>
          <table:table-cell table:style-name="Tableau2.A2" office:value-type="string">
            <text:p text:style-name="P33"><text:span text:style-name="lettrine2"><text:span text:style-name="T1">lettrine2</text:span></text:span></text:p>
            <text:p text:style-name="P33"><text:span text:style-name="lettrine3"><text:span text:style-name="T1">lettrine3</text:span></text:span></text:p>
            <text:p text:style-name="P33"><text:span text:style-name="lettrine4"><text:span text:style-name="T1">lettrine4</text:span></text:span></text:p>
            <text:p text:style-name="P33"><text:span text:style-name="lettrine5"><text:span text:style-name="T1">lettrine5</text:span></text:span></text:p>
            <text:p text:style-name="P33"><text:span text:style-name="lettrine6"><text:span text:style-name="T1">lettrine6</text:span></text:span></text:p>
            <text:p text:style-name="P33"><text:span text:style-name="lettrine7"><text:span text:style-name="T1">lettrine7</text:span></text:span></text:p>
            <text:p text:style-name="P33"><text:span text:style-name="lettrine8"><text:span text:style-name="T1">lettrine8</text:span></text:span></text:p>
            <text:p text:style-name="P29"><text:span text:style-name="lettrine9">lettrine9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ont_5f_main" style:display-name="front_main" style:family="paragraph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normal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text-align="end" style:justify-single-word="false" fo:keep-together="always" fo:hyphenation-ladder-count="no-limit" style:border-line-width="0.018cm 0.004cm 0.018cm" fo:padding="0.049cm" fo:border="1.11pt double-thin #ff0000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style:use-window-font-color="true" fo:font-weight="bold"/>
    </style:style>
    <style:style style:name="l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="0.199cm" fo:border-left="0.31pt double #00a933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style:use-window-font-color="true" fo:font-weight="bold"/>
    </style:style>
    <style:style style:name="titre3" style:family="paragraph">
      <loext:graphic-properties draw:fill="solid" draw:fill-color="#fff5ce"/>
      <style:paragraph-properties fo:text-align="center" style:justify-single-word="false" fo:background-color="#fff5ce"/>
      <style:text-properties style:use-window-font-color="true" fo:font-weight="bold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p" style:family="paragraph">
      <style:paragraph-properties style:border-line-width-left="0.018cm 0.004cm 0.018cm" fo:padding="0.199cm" fo:border-left="1.11pt double-thin #ff4000" fo:border-right="none" fo:border-top="none" fo:border-bottom="non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fo:background-color="transparent" style:font-weight-asian="bold" style:font-name-complex="Times New Roman" style:font-family-complex="'Times New Roman'" style:font-family-generic-complex="roman" style:font-pitch-complex="variable"/>
    </style:style>
    <style:style style:name="typo_5f_orig" style:display-name="typo_orig" style:family="text">
      <style:text-properties style:use-window-font-color="true" fo:font-weight="bold" fo:background-color="#81d41a"/>
    </style:style>
    <style:style style:name="typo_5f_reg" style:display-name="typo_reg" style:family="text">
      <style:text-properties style:use-window-font-color="true" fo:font-weight="bold" fo:background-color="#bf819e"/>
    </style:style>
    <style:style style:name="exquote" style:family="text">
      <style:text-properties fo:color="#f908de" fo:font-weight="bold" fo:background-color="transparent"/>
    </style:style>
    <style:style style:name="pied_5f_de_5f_mouche" style:display-name="pied_de_mouche" style:family="text"/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damage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 style:parent-style-name="Police_20_par_20_défaut">
      <style:text-properties style:use-window-font-color="true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 style:parent-style-name="style_5f_sc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 style:parent-style-name="lettrine2">
      <style:text-properties style:use-window-font-color="true" fo:font-weight="bold" fo:background-color="#ffffff"/>
    </style:style>
    <style:style style:name="lettrine9" style:family="text" style:parent-style-name="Police_20_par_20_défaut">
      <style:text-properties style:use-window-font-color="true" fo:font-weight="bold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4:10:27.281000000</meta:creation-date>
    <dc:date>2019-07-04T11:35:15.756000000</dc:date>
    <meta:editing-duration>PT23M11S</meta:editing-duration>
    <meta:editing-cycles>5</meta:editing-cycles>
    <meta:generator>LibreOffice/6.2.4.2$Windows_X86_64 LibreOffice_project/2412653d852ce75f65fbfa83fb7e7b669a126d64</meta:generator>
    <meta:document-statistic meta:table-count="2" meta:image-count="0" meta:object-count="0" meta:page-count="3" meta:paragraph-count="75" meta:word-count="186" meta:character-count="1107" meta:non-whitespace-character-count="993"/>
  </office:meta>
</office:document-meta>
</file>